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spreadsheet"/>
  <manifest:file-entry manifest:full-path="Object 1/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8EB4E3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8EB4E3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8EB4E3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8EB4E3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33FF99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33FF99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fo:border="thin solid #000000" style:vertical-align="middle" fo:background-color="#C3D69B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66FF66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8EB4E3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8EB4E3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6pt" style:font-size-asian="16pt" style:font-size-complex="16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33FF99" style:repeat-content="false"/>
      <style:paragraph-properties fo:text-align="center"/>
    </style:style>
    <style:style style:name="ce20" style:family="table-cell" style:parent-style-name="Default" style:data-style-name="N1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3.335cm"/>
    </style:style>
    <style:style style:name="co2" style:family="table-column">
      <style:table-column-properties fo:break-before="auto" style:column-width="9.02229166666667cm"/>
    </style:style>
    <style:style style:name="co3" style:family="table-column">
      <style:table-column-properties fo:break-before="auto" style:column-width="8.91645833333333cm"/>
    </style:style>
    <style:style style:name="co4" style:family="table-column">
      <style:table-column-properties fo:break-before="auto" style:column-width="5.42395833333333cm"/>
    </style:style>
    <style:style style:name="co5" style:family="table-column">
      <style:table-column-properties fo:break-before="auto" style:column-width="5.794375cm"/>
    </style:style>
    <style:style style:name="co6" style:family="table-column">
      <style:table-column-properties fo:break-before="auto" style:column-width="22.7541666666667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8.016875cm"/>
    </style:style>
    <style:style style:name="co10" style:family="table-column">
      <style:table-column-properties fo:break-before="auto" style:column-width="2.59291666666667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26.4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28.9pt" style:use-optimal-row-height="false" fo:break-before="auto"/>
    </style:style>
    <style:style style:name="ro4" style:family="table-row">
      <style:table-row-properties style:row-height="25.7pt" style:use-optimal-row-height="false" fo:break-before="auto"/>
    </style:style>
    <style:style style:name="ro5" style:family="table-row">
      <style:table-row-properties style:row-height="51.6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85.5pt" style:use-optimal-row-height="false" fo:break-before="auto"/>
    </style:style>
    <style:style style:name="ro8" style:family="table-row">
      <style:table-row-properties style:row-height="36.6pt" style:use-optimal-row-height="false" fo:break-before="auto"/>
    </style:style>
    <style:style style:name="ro9" style:family="table-row">
      <style:table-row-properties style:row-height="39.2pt" style:use-optimal-row-height="false" fo:break-before="auto"/>
    </style:style>
    <style:style style:name="ro10" style:family="table-row">
      <style:table-row-properties style:row-height="29.85pt" style:use-optimal-row-height="false" fo:break-before="auto"/>
    </style:style>
    <style:style style:name="ro11" style:family="table-row">
      <style:table-row-properties style:row-height="34.15pt" style:use-optimal-row-height="false" fo:break-before="auto"/>
    </style:style>
    <style:style style:name="ro12" style:family="table-row">
      <style:table-row-properties style:row-height="13.9pt" style:use-optimal-row-height="true" fo:break-before="auto"/>
    </style:style>
    <style:style style:name="ro1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style:vertical-pos="middl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vertical-pos="middl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style:vertical-pos="middl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vertical-pos="middl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14583in" style:font-size-asian="0.14583in" style:font-size-complex="0.1458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vertical-pos="middl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1" table:style-name="ta1">
        <table:shapes>
          <draw:frame draw:z-index="1" draw:id="id0" draw:style-name="a3" draw:name="CuadroTexto 1" svg:x="7.52874in" svg:y="4.85394in" svg:width="2.32165in" svg:height="0.40945in">
            <draw:text-box>
              <text:p text:style-name="a2" text:class-names="" text:cond-style-name=""><draw:frame draw:style-name="a0" text:anchor-type="as-char" svg:x="1172.71222in" svg:y="0in" svg:width="3.1616in" svg:height="0.60611in" style:rel-width="scale" style:rel-height="scale"><draw:object xlink:href="Object 1/" xlink:type="simple" xlink:show="embed" xlink:actuate="onLoad"/></draw:frame><text:span text:style-name="a1" text:class-names=""/></text:p>
            </draw:text-box>
            <svg:title/>
            <svg:desc/>
          </draw:frame>
          <draw:frame draw:z-index="2" draw:id="id1" draw:style-name="a7" draw:name="CuadroTexto 2" svg:x="18.557in" svg:y="2.06346in" svg:width="5.41654in" svg:height="0.39488in">
            <draw:text-box>
              <text:p text:style-name="a6" text:class-names="" text:cond-style-name=""><draw:frame draw:style-name="a4" text:anchor-type="as-char" svg:x="1170.38604in" svg:y="0in" svg:width="7.80632in" svg:height="0.55306in" style:rel-width="scale" style:rel-height="scale"><draw:object xlink:href="Object 2/" xlink:type="simple" xlink:show="embed" xlink:actuate="onLoad"/></draw:frame><text:span text:style-name="a5" text:class-names=""/></text:p>
            </draw:text-box>
            <svg:title/>
            <svg:desc/>
          </draw:frame>
          <draw:frame draw:z-index="3" draw:id="id2" draw:style-name="a11" draw:name="CuadroTexto 3" svg:x="20.47751in" svg:y="4.93117in" svg:width="2.6063in" svg:height="0.39488in">
            <draw:text-box>
              <text:p text:style-name="a10" text:class-names="" text:cond-style-name=""><draw:frame draw:style-name="a8" text:anchor-type="as-char" svg:x="1172.15347in" svg:y="0in" svg:width="4.2791in" svg:height="0.62222in" style:rel-width="scale" style:rel-height="scale"><draw:object xlink:href="Object 3/" xlink:type="simple" xlink:show="embed" xlink:actuate="onLoad"/></draw:frame><text:span text:style-name="a9" text:class-names=""/></text:p>
            </draw:text-box>
            <svg:title/>
            <svg:desc/>
          </draw:frame>
          <draw:frame draw:z-index="4" draw:id="id3" draw:style-name="a15" draw:name="CuadroTexto 4" svg:x="20.12278in" svg:y="6.53149in" svg:width="3.17283in" svg:height="0.39488in">
            <draw:text-box>
              <text:p text:style-name="a14" text:class-names="" text:cond-style-name=""><draw:frame draw:style-name="a12" text:anchor-type="as-char" svg:x="1171.72681in" svg:y="0in" svg:width="5.1325in" svg:height="0.62222in" style:rel-width="scale" style:rel-height="scale"><draw:object xlink:href="Object 4/" xlink:type="simple" xlink:show="embed" xlink:actuate="onLoad"/></draw:frame><text:span text:style-name="a13" text:class-names=""/></text:p>
            </draw:text-box>
            <svg:title/>
            <svg:desc/>
          </draw:frame>
          <draw:frame draw:z-index="5" draw:id="id4" draw:style-name="a19" draw:name="CuadroTexto 5" svg:x="20.32499in" svg:y="3.3311in" svg:width="2.98031in" svg:height="0.39488in">
            <draw:text-box>
              <text:p text:style-name="a18" text:class-names="" text:cond-style-name=""><draw:frame draw:style-name="a16" text:anchor-type="as-char" svg:x="1171.88924in" svg:y="0in" svg:width="4.80757in" svg:height="0.62014in" style:rel-width="scale" style:rel-height="scale"><draw:object xlink:href="Object 5/" xlink:type="simple" xlink:show="embed" xlink:actuate="onLoad"/></draw:frame><text:span text:style-name="a17" text:class-names=""/></text:p>
            </draw:text-box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number-columns-spanned="9" table:number-rows-spanned="2" table:style-name="ce11">
            <text:p>OBJETIVOS DE SEGURIDAD</text:p>
          </table:table-cell>
          <table:covered-table-cell table:number-columns-repeated="8"/>
          <table:table-cell table:number-columns-repeated="16375"/>
        </table:table-row>
        <table:table-row table:style-name="ro2">
          <table:covered-table-cell/>
          <table:covered-table-cell table:number-columns-repeated="8"/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12">
            <text:p>POLÍTICA DE SEGURIDAD</text:p>
          </table:table-cell>
          <table:table-cell office:value-type="string" table:number-columns-spanned="2" table:number-rows-spanned="2" table:style-name="ce12">
            <text:p>OBJETIVO GLOBAL</text:p>
          </table:table-cell>
          <table:covered-table-cell/>
          <table:table-cell office:value-type="string" table:number-columns-spanned="1" table:number-rows-spanned="2" table:style-name="ce13">
            <text:p>OBJETIVOS ESPECÍFICOS</text:p>
          </table:table-cell>
          <table:table-cell office:value-type="string" table:number-columns-spanned="5" table:number-rows-spanned="1" table:style-name="ce14">
            <text:p>INDICADORES DE GESTIÓN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">
            <text:p>INDICADOR</text:p>
          </table:table-cell>
          <table:table-cell office:value-type="string" table:style-name="ce3">
            <text:p>DESCRIPCIÓN/FORMULA</text:p>
          </table:table-cell>
          <table:table-cell office:value-type="string" table:style-name="ce2">
            <text:p>META</text:p>
          </table:table-cell>
          <table:table-cell office:value-type="string" table:style-name="ce4">
            <text:p>FRECUENCIA</text:p>
          </table:table-cell>
          <table:table-cell office:value-type="string" table:style-name="ce5">
            <text:p>RESPONSABLE(S)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17" table:style-name="ce15">
            <text:p><text:span text:style-name="T1">SECAP LTDA</text:span>, se compromete a mejorar continuamente la eficacia del sistema de gestión a través de la minimización de los riesgos en los procesos; apoyándose en la asignación de recursos financieros, humanos, tecnológicos, cumpliendo la normatividad legal vigente, las normas, procedimientos establecidos por la compañía y las campañas de sensibilización orientadas al no consumo de alcohol y drogas; de igual manera velar por la prevención de actividades ilícitas, así como el lavado de activos con el apoyo y compromiso de la cadena de suministros respaldadas por el cumplimiento de la legislación aplicable actual, requisitos reglamentarios, normas estatutarias y con otros requerimientos que suscribe la compañía.</text:p>
          </table:table-cell>
          <table:table-cell office:value-type="string" table:style-name="ce6">
            <text:p>DESCRIPCIÓN</text:p>
          </table:table-cell>
          <table:table-cell office:value-type="string" table:style-name="ce6">
            <text:p>INDICADOR</text:p>
          </table:table-cell>
          <table:table-cell office:value-type="string" table:number-columns-spanned="1" table:number-rows-spanned="5" table:style-name="ce16">
            <text:p>Mejorar continuamente la eficacia del Sistema de Gestión</text:p>
          </table:table-cell>
          <table:table-cell office:value-type="string" table:number-columns-spanned="1" table:number-rows-spanned="5" table:style-name="ce16">
            <text:p>(CACP)% de cumplimiento de las acciones correctivas y preventivas</text:p>
          </table:table-cell>
          <table:table-cell table:number-columns-spanned="1" table:number-rows-spanned="5" table:style-name="ce21"/>
          <table:table-cell office:value-type="string" table:number-columns-spanned="1" table:number-rows-spanned="5" table:style-name="ce16">
            <text:p>&gt;=90</text:p>
          </table:table-cell>
          <table:table-cell office:value-type="string" table:number-columns-spanned="1" table:number-rows-spanned="5" table:style-name="ce16">
            <text:p>Anual</text:p>
          </table:table-cell>
          <table:table-cell office:value-type="string" table:number-columns-spanned="1" table:number-rows-spanned="5" table:style-name="ce16">
            <text:p>Jefe nacional de direccionamiento estratégico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number-columns-spanned="1" table:number-rows-spanned="5" table:style-name="ce18">
            <text:p>Referencia el cumplimiento global del sistema de gestión en seguridad</text:p>
          </table:table-cell>
          <table:table-cell office:value-type="string" table:number-columns-spanned="1" table:number-rows-spanned="5" table:style-name="ce18">
            <text:p>SGSG (sistema de Gestión de Seguridad Global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number-rows-repeated="3"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7">
          <table:covered-table-cell/>
          <table:covered-table-cell/>
          <table:covered-table-cell/>
          <table:table-cell office:value-type="string" table:style-name="ce7">
            <text:p>Aplicación del sistema</text:p>
          </table:table-cell>
          <table:table-cell office:value-type="string" table:style-name="ce8">
            <text:p>(CN)% De cumplimiento de numerales del SGC aplicables</text:p>
          </table:table-cell>
          <table:table-cell table:style-name="ce7"/>
          <table:table-cell office:value-type="string" table:style-name="ce7">
            <text:p>&gt;=90</text:p>
          </table:table-cell>
          <table:table-cell office:value-type="string" table:style-name="ce7">
            <text:p>Anual</text:p>
          </table:table-cell>
          <table:table-cell office:value-type="string" table:style-name="ce7">
            <text:p>Jefe nacional de direccionamiento estratégico y Coordinador sistemas de gestión</text:p>
          </table:table-cell>
          <table:table-cell table:number-columns-repeated="16375"/>
        </table:table-row>
        <table:table-row table:style-name="ro8">
          <table:covered-table-cell/>
          <table:table-cell office:value-type="string" table:number-columns-spanned="2" table:number-rows-spanned="1" table:style-name="ce19">
            <text:p>FORMULA</text:p>
          </table:table-cell>
          <table:covered-table-cell/>
          <table:table-cell office:value-type="string" table:number-columns-spanned="1" table:number-rows-spanned="6" table:style-name="ce16">
            <text:p>Minimizar los riesgos en los procesos</text:p>
          </table:table-cell>
          <table:table-cell office:value-type="string" table:number-columns-spanned="1" table:number-rows-spanned="6" table:style-name="ce16">
            <text:p>(CTR)% de cumplimiento de tratamiento de riesgos</text:p>
          </table:table-cell>
          <table:table-cell table:number-columns-spanned="1" table:number-rows-spanned="6" table:style-name="ce21"/>
          <table:table-cell office:value-type="string" table:number-columns-spanned="1" table:number-rows-spanned="6" table:style-name="ce16">
            <text:p>&gt;=90</text:p>
          </table:table-cell>
          <table:table-cell office:value-type="string" table:number-columns-spanned="1" table:number-rows-spanned="6" table:style-name="ce16">
            <text:p>Anual</text:p>
          </table:table-cell>
          <table:table-cell office:value-type="string" table:number-columns-spanned="1" table:number-rows-spanned="6" table:style-name="ce16">
            <text:p>Jefe nacional de direccionamiento estratégico y Coordinador sistemas de gestión</text:p>
          </table:table-cell>
          <table:table-cell table:number-columns-repeated="16375"/>
        </table:table-row>
        <table:table-row table:style-name="ro6">
          <table:covered-table-cell/>
          <table:table-cell table:number-columns-spanned="2" table:number-rows-spanned="4" table:style-name="ce1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number-rows-repeated="3"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9">
          <table:covered-table-cell/>
          <table:table-cell office:value-type="string" table:style-name="ce9">
            <text:p>FRECUENCIA</text:p>
          </table:table-cell>
          <table:table-cell office:value-type="string" table:style-name="ce9">
            <text:p>ME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6">
          <table:covered-table-cell/>
          <table:table-cell office:value-type="string" table:number-columns-spanned="1" table:number-rows-spanned="3" table:style-name="ce18">
            <text:p>ANUAL</text:p>
          </table:table-cell>
          <table:table-cell office:value-type="percentage" office:value="0.9" table:number-columns-spanned="1" table:number-rows-spanned="3" table:style-name="ce20">
            <text:p>90%</text:p>
          </table:table-cell>
          <table:table-cell office:value-type="string" table:number-columns-spanned="1" table:number-rows-spanned="5" table:style-name="ce16">
            <text:p>Ejecutar cronograma de capacitación y formación con el fin de garantizar el conocimiento del sistema de gestión</text:p>
          </table:table-cell>
          <table:table-cell office:value-type="string" table:number-columns-spanned="1" table:number-rows-spanned="5" table:style-name="ce16">
            <text:p>(CCC)% de cumplimiento del cronograma de capacitación</text:p>
          </table:table-cell>
          <table:table-cell table:number-columns-spanned="1" table:number-rows-spanned="5" table:style-name="ce21"/>
          <table:table-cell office:value-type="string" table:number-columns-spanned="1" table:number-rows-spanned="5" table:style-name="ce16">
            <text:p>&gt;=90</text:p>
          </table:table-cell>
          <table:table-cell office:value-type="string" table:number-columns-spanned="1" table:number-rows-spanned="5" table:style-name="ce16">
            <text:p>Anual</text:p>
          </table:table-cell>
          <table:table-cell office:value-type="string" table:number-columns-spanned="1" table:number-rows-spanned="5" table:style-name="ce16">
            <text:p>Coordinador de Sistemas de Gestión</text:p>
          </table:table-cell>
          <table:table-cell table:number-columns-repeated="16375"/>
        </table:table-row>
        <table:table-row table:number-rows-repeated="2"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0">
          <table:covered-table-cell/>
          <table:table-cell office:value-type="string" table:number-columns-spanned="2" table:number-rows-spanned="1" table:style-name="ce19">
            <text:p>RESPONSABLE(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1">
          <table:covered-table-cell/>
          <table:table-cell office:value-type="string" table:number-columns-spanned="2" table:number-rows-spanned="1" table:style-name="ce18">
            <text:p>DIRECTOR DE DIRECCIONAMIENTO ESTRATÉGICO</text:p>
            <text:p>COORDINADOR SISTEMAS DE GEST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number-rows-repeated="3" table:style-name="ro12">
          <table:table-cell table:number-columns-repeated="3" table:style-name="ce10"/>
          <table:table-cell table:number-columns-repeated="2" table:style-name="ce1"/>
          <table:table-cell table:style-name="ce22"/>
          <table:table-cell table:number-columns-repeated="16378" table:style-name="ce1"/>
        </table:table-row>
        <table:table-row table:number-rows-repeated="1048552" table:style-name="ro12">
          <table:table-cell table:number-columns-repeated="16384"/>
        </table:table-row>
      </table:table>
      <table:table table:name="Hoja2" table:style-name="ta2">
        <table:table-column table:style-name="co10" table:number-columns-repeated="1024" table:default-cell-style-name="ce1"/>
        <table:table-column table:style-name="co11" table:number-columns-repeated="15360" table:default-cell-style-name="ce1"/>
        <table:table-row table:number-rows-repeated="1048576" table:style-name="ro13">
          <table:table-cell table:number-columns-repeated="16384"/>
        </table:table-row>
      </table:table>
      <table:table table:name="Hoja3" table:style-name="ta2">
        <table:table-column table:style-name="co10" table:number-columns-repeated="1024" table:default-cell-style-name="ce1"/>
        <table:table-column table:style-name="co11" table:number-columns-repeated="15360" table:default-cell-style-name="ce1"/>
        <table:table-row table:number-rows-repeated="1048576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36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22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meta:initial-creator>Secap</meta:initial-creator>
    <dc:creator>Sistemas de Gestion</dc:creator>
    <meta:creation-date>2015-06-12T21:08:29Z</meta:creation-date>
    <dc:date>2017-03-08T21:53:07Z</dc:date>
    <meta:editing-cycles>14</meta:editing-cycles>
    <meta:editing-duration>PT23986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ml:math xmlns:mml="http://www.w3.org/1998/Math/MathML" display="block">
  <mml:mfrac>
    <mml:mrow>
      <mml:mo>%</mml:mo>
      <mml:mo>+</mml:mo>
      <mml:mo>%</mml:mo>
      <mml:mo>+</mml:mo>
      <mml:mo>%</mml:mo>
      <mml:mo>+</mml:mo>
      <mml:mo>%</mml:mo>
    </mml:mrow>
    <mml:mrow>
      <mml:mi>N</mml:mi>
      <mml:mi>d</mml:mi>
      <mml:mi>e</mml:mi>
      <mml:mi>i</mml:mi>
      <mml:mi>n</mml:mi>
      <mml:mi>d</mml:mi>
      <mml:mi>i</mml:mi>
      <mml:mi>c</mml:mi>
      <mml:mi>a</mml:mi>
      <mml:mi>d</mml:mi>
      <mml:mi>o</mml:mi>
      <mml:mi>r</mml:mi>
      <mml:mi>e</mml:mi>
      <mml:mi>s</mml:mi>
      <mml:mi>m</mml:mi>
      <mml:mi>e</mml:mi>
      <mml:mi>d</mml:mi>
      <mml:mi>i</mml:mi>
      <mml:mi>d</mml:mi>
      <mml:mi>o</mml:mi>
      <mml:mi>s</mml:mi>
      <mml:mfenced>
        <mml:mn>4</mml:mn>
      </mml:mfenced>
    </mml:mrow>
  </mml:mfrac>
</mml:math>
</file>

<file path=Object 2/content.xml><?xml version="1.0" encoding="utf-8"?>
<mml:math xmlns:mml="http://www.w3.org/1998/Math/MathML" display="block">
  <mml:mfrac>
    <mml:mrow>
      <mml:mi>N</mml:mi>
      <mml:mi>o</mml:mi>
      <mml:mi>d</mml:mi>
      <mml:mi>e</mml:mi>
      <mml:mi>A</mml:mi>
      <mml:mi>c</mml:mi>
      <mml:mi>c</mml:mi>
      <mml:mi>i</mml:mi>
      <mml:mi>o</mml:mi>
      <mml:mi>n</mml:mi>
      <mml:mi>e</mml:mi>
      <mml:mi>s</mml:mi>
      <mml:mi>c</mml:mi>
      <mml:mi>o</mml:mi>
      <mml:mi>r</mml:mi>
      <mml:mi>r</mml:mi>
      <mml:mi>e</mml:mi>
      <mml:mi>c</mml:mi>
      <mml:mi>t</mml:mi>
      <mml:mi>i</mml:mi>
      <mml:mi>v</mml:mi>
      <mml:mi>a</mml:mi>
      <mml:mi>s</mml:mi>
      <mml:mi>y</mml:mi>
      <mml:mi>p</mml:mi>
      <mml:mi>r</mml:mi>
      <mml:mi>e</mml:mi>
      <mml:mi>v</mml:mi>
      <mml:mi>e</mml:mi>
      <mml:mi>n</mml:mi>
      <mml:mi>t</mml:mi>
      <mml:mi>i</mml:mi>
      <mml:mi>v</mml:mi>
      <mml:mi>a</mml:mi>
      <mml:mi>s</mml:mi>
      <mml:mi>e</mml:mi>
      <mml:mi>j</mml:mi>
      <mml:mi>e</mml:mi>
      <mml:mi>c</mml:mi>
      <mml:mi>u</mml:mi>
      <mml:mi>t</mml:mi>
      <mml:mi>a</mml:mi>
      <mml:mi>d</mml:mi>
      <mml:mi>a</mml:mi>
      <mml:mi>s</mml:mi>
    </mml:mrow>
    <mml:mrow>
      <mml:mi>N</mml:mi>
      <mml:mi>o</mml:mi>
      <mml:mi>T</mml:mi>
      <mml:mi>o</mml:mi>
      <mml:mi>t</mml:mi>
      <mml:mi>a</mml:mi>
      <mml:mi>l</mml:mi>
      <mml:mi>d</mml:mi>
      <mml:mi>e</mml:mi>
      <mml:mi>S</mml:mi>
      <mml:mi>o</mml:mi>
      <mml:mi>l</mml:mi>
      <mml:mi>i</mml:mi>
      <mml:mi>c</mml:mi>
      <mml:mi>i</mml:mi>
      <mml:mi>t</mml:mi>
      <mml:mi>u</mml:mi>
      <mml:mi>d</mml:mi>
      <mml:mi>e</mml:mi>
      <mml:mi>s</mml:mi>
      <mml:mi>d</mml:mi>
      <mml:mi>e</mml:mi>
      <mml:mi>A</mml:mi>
      <mml:mi>c</mml:mi>
      <mml:mi>c</mml:mi>
      <mml:mi>i</mml:mi>
      <mml:mi>o</mml:mi>
      <mml:mi>n</mml:mi>
      <mml:mi>e</mml:mi>
      <mml:mi>s</mml:mi>
      <mml:mi>C</mml:mi>
      <mml:mi>o</mml:mi>
      <mml:mi>r</mml:mi>
      <mml:mi>r</mml:mi>
      <mml:mi>e</mml:mi>
      <mml:mi>c</mml:mi>
      <mml:mi>t</mml:mi>
      <mml:mi>i</mml:mi>
      <mml:mi>v</mml:mi>
      <mml:mi>a</mml:mi>
      <mml:mi>s</mml:mi>
      <mml:mi>y</mml:mi>
      <mml:mi>p</mml:mi>
      <mml:mi>r</mml:mi>
      <mml:mi>e</mml:mi>
      <mml:mi>v</mml:mi>
      <mml:mi>e</mml:mi>
      <mml:mi>n</mml:mi>
      <mml:mi>t</mml:mi>
      <mml:mi>i</mml:mi>
      <mml:mi>v</mml:mi>
      <mml:mi>a</mml:mi>
      <mml:mi>s</mml:mi>
      <mml:mi>f</mml:mi>
      <mml:mi>o</mml:mi>
      <mml:mi>r</mml:mi>
      <mml:mi>m</mml:mi>
      <mml:mi>a</mml:mi>
      <mml:mi>l</mml:mi>
      <mml:mi>i</mml:mi>
      <mml:mi>z</mml:mi>
      <mml:mi>a</mml:mi>
      <mml:mi>d</mml:mi>
      <mml:mi>a</mml:mi>
      <mml:mi>s</mml:mi>
    </mml:mrow>
  </mml:mfrac>
  <mml:mo>∗</mml:mo>
  <mml:mn>100</mml:mn>
</mml:math>
</file>

<file path=Object 3/content.xml><?xml version="1.0" encoding="utf-8"?>
<mml:math xmlns:mml="http://www.w3.org/1998/Math/MathML" display="block">
  <mml:mfrac>
    <mml:mrow>
      <mml:mi>N</mml:mi>
      <mml:mi>o</mml:mi>
      <mml:mi>t</mml:mi>
      <mml:mi>o</mml:mi>
      <mml:mi>t</mml:mi>
      <mml:mi>a</mml:mi>
      <mml:mi>l</mml:mi>
      <mml:mi>d</mml:mi>
      <mml:mi>e</mml:mi>
      <mml:mi>r</mml:mi>
      <mml:mi>i</mml:mi>
      <mml:mi>e</mml:mi>
      <mml:mi>s</mml:mi>
      <mml:mi>g</mml:mi>
      <mml:mi>o</mml:mi>
      <mml:mi>s</mml:mi>
      <mml:mi>t</mml:mi>
      <mml:mi>r</mml:mi>
      <mml:mi>a</mml:mi>
      <mml:mi>t</mml:mi>
      <mml:mi>a</mml:mi>
      <mml:mi>d</mml:mi>
      <mml:mi>o</mml:mi>
      <mml:mi>s</mml:mi>
    </mml:mrow>
    <mml:mrow>
      <mml:mi>N</mml:mi>
      <mml:mi>o</mml:mi>
      <mml:mi>T</mml:mi>
      <mml:mi>o</mml:mi>
      <mml:mi>t</mml:mi>
      <mml:mi>a</mml:mi>
      <mml:mi>l</mml:mi>
      <mml:mi>d</mml:mi>
      <mml:mi>e</mml:mi>
      <mml:mi>r</mml:mi>
      <mml:mi>i</mml:mi>
      <mml:mi>e</mml:mi>
      <mml:mi>s</mml:mi>
      <mml:mi>g</mml:mi>
      <mml:mi>o</mml:mi>
      <mml:mi>s</mml:mi>
      <mml:mi>i</mml:mi>
      <mml:mi>d</mml:mi>
      <mml:mi>e</mml:mi>
      <mml:mi>n</mml:mi>
      <mml:mi>t</mml:mi>
      <mml:mi>i</mml:mi>
      <mml:mi>f</mml:mi>
      <mml:mi>i</mml:mi>
      <mml:mi>c</mml:mi>
      <mml:mi>a</mml:mi>
      <mml:mi>d</mml:mi>
      <mml:mi>o</mml:mi>
      <mml:mi>s</mml:mi>
    </mml:mrow>
  </mml:mfrac>
  <mml:mo>∗</mml:mo>
  <mml:mn>100</mml:mn>
</mml:math>
</file>

<file path=Object 4/content.xml><?xml version="1.0" encoding="utf-8"?>
<mml:math xmlns:mml="http://www.w3.org/1998/Math/MathML" display="block">
  <mml:mfrac>
    <mml:mrow>
      <mml:mi>N</mml:mi>
      <mml:mi>o</mml:mi>
      <mml:mi>t</mml:mi>
      <mml:mi>o</mml:mi>
      <mml:mi>t</mml:mi>
      <mml:mi>a</mml:mi>
      <mml:mi>l</mml:mi>
      <mml:mi>d</mml:mi>
      <mml:mi>e</mml:mi>
      <mml:mi>c</mml:mi>
      <mml:mi>a</mml:mi>
      <mml:mi>p</mml:mi>
      <mml:mi>a</mml:mi>
      <mml:mi>c</mml:mi>
      <mml:mi>i</mml:mi>
      <mml:mi>t</mml:mi>
      <mml:mi>a</mml:mi>
      <mml:mi>c</mml:mi>
      <mml:mi>i</mml:mi>
      <mml:mi>o</mml:mi>
      <mml:mi>n</mml:mi>
      <mml:mi>e</mml:mi>
      <mml:mi>s</mml:mi>
      <mml:mi>e</mml:mi>
      <mml:mi>j</mml:mi>
      <mml:mi>e</mml:mi>
      <mml:mi>c</mml:mi>
      <mml:mi>u</mml:mi>
      <mml:mi>t</mml:mi>
      <mml:mi>a</mml:mi>
      <mml:mi>d</mml:mi>
      <mml:mi>a</mml:mi>
      <mml:mi>s</mml:mi>
    </mml:mrow>
    <mml:mrow>
      <mml:mi>N</mml:mi>
      <mml:mi>o</mml:mi>
      <mml:mi>T</mml:mi>
      <mml:mi>o</mml:mi>
      <mml:mi>t</mml:mi>
      <mml:mi>a</mml:mi>
      <mml:mi>l</mml:mi>
      <mml:mi>d</mml:mi>
      <mml:mi>e</mml:mi>
      <mml:mi>c</mml:mi>
      <mml:mi>a</mml:mi>
      <mml:mi>p</mml:mi>
      <mml:mi>a</mml:mi>
      <mml:mi>c</mml:mi>
      <mml:mi>i</mml:mi>
      <mml:mi>t</mml:mi>
      <mml:mi>a</mml:mi>
      <mml:mi>c</mml:mi>
      <mml:mi>i</mml:mi>
      <mml:mi>o</mml:mi>
      <mml:mi>n</mml:mi>
      <mml:mi>e</mml:mi>
      <mml:mi>s</mml:mi>
      <mml:mi>p</mml:mi>
      <mml:mi>r</mml:mi>
      <mml:mi>o</mml:mi>
      <mml:mi>g</mml:mi>
      <mml:mi>r</mml:mi>
      <mml:mi>a</mml:mi>
      <mml:mi>m</mml:mi>
      <mml:mi>a</mml:mi>
      <mml:mi>d</mml:mi>
      <mml:mi>a</mml:mi>
      <mml:mi>s</mml:mi>
    </mml:mrow>
  </mml:mfrac>
  <mml:mo>∗</mml:mo>
  <mml:mn>100</mml:mn>
</mml:math>
</file>

<file path=Object 5/content.xml><?xml version="1.0" encoding="utf-8"?>
<mml:math xmlns:mml="http://www.w3.org/1998/Math/MathML" display="block">
  <mml:mfrac>
    <mml:mrow>
      <mml:mi>N</mml:mi>
      <mml:mi>o</mml:mi>
      <mml:mi>d</mml:mi>
      <mml:mi>e</mml:mi>
      <mml:mi>n</mml:mi>
      <mml:mi>u</mml:mi>
      <mml:mi>m</mml:mi>
      <mml:mi>e</mml:mi>
      <mml:mi>r</mml:mi>
      <mml:mi>a</mml:mi>
      <mml:mi>l</mml:mi>
      <mml:mi>e</mml:mi>
      <mml:mi>s</mml:mi>
      <mml:mi>a</mml:mi>
      <mml:mi>p</mml:mi>
      <mml:mi>l</mml:mi>
      <mml:mi>i</mml:mi>
      <mml:mi>c</mml:mi>
      <mml:mi>a</mml:mi>
      <mml:mi>b</mml:mi>
      <mml:mi>l</mml:mi>
      <mml:mi>e</mml:mi>
      <mml:mi>s</mml:mi>
      <mml:mi>c</mml:mi>
      <mml:mi>u</mml:mi>
      <mml:mi>m</mml:mi>
      <mml:mi>p</mml:mi>
      <mml:mi>l</mml:mi>
      <mml:mi>i</mml:mi>
      <mml:mi>d</mml:mi>
      <mml:mi>o</mml:mi>
      <mml:mi>s</mml:mi>
    </mml:mrow>
    <mml:mrow>
      <mml:mi>N</mml:mi>
      <mml:mi>o</mml:mi>
      <mml:mi>T</mml:mi>
      <mml:mi>o</mml:mi>
      <mml:mi>t</mml:mi>
      <mml:mi>a</mml:mi>
      <mml:mi>l</mml:mi>
      <mml:mi>d</mml:mi>
      <mml:mi>e</mml:mi>
      <mml:mi>n</mml:mi>
      <mml:mi>u</mml:mi>
      <mml:mi>m</mml:mi>
      <mml:mi>e</mml:mi>
      <mml:mi>r</mml:mi>
      <mml:mi>a</mml:mi>
      <mml:mi>l</mml:mi>
      <mml:mi>e</mml:mi>
      <mml:mi>s</mml:mi>
      <mml:mi>a</mml:mi>
      <mml:mi>p</mml:mi>
      <mml:mi>l</mml:mi>
      <mml:mi>i</mml:mi>
      <mml:mi>c</mml:mi>
      <mml:mi>a</mml:mi>
      <mml:mi>b</mml:mi>
      <mml:mi>l</mml:mi>
      <mml:mi>e</mml:mi>
      <mml:mi>s</mml:mi>
    </mml:mrow>
  </mml:mfrac>
  <mml:mo>∗</mml:mo>
  <mml:mn>100</mml:mn>
</mml:math>
</file>